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M. Christophe SHAO</text:span><text:span text:style-name="T2"><text:s/>(17 ans)</text:span></text:p>
      <text:p text:style-name="P1"><text:span text:style-name="T2">4 Rue Suzanne Masson</text:span></text:p>
      <text:p text:style-name="P1"><text:span text:style-name="T2">93120 La Courneuve France</text:span></text:p>
      <text:p text:style-name="P1"><text:span text:style-name="T2">Tél : 06 51 58 42 91<text:line-break/>Email: christophe300@hotmail.com</text:span></text:p>
      <text:p text:style-name="P1"><text:span text:style-name="T2"/></text:p>
      <text:p text:style-name="P1"><text:span text:style-name="T3">FORMATIONS</text:span></text:p>
      <text:p text:style-name="P1"><text:span text:style-name="T3"/></text:p>
      <text:p text:style-name="P1"><text:span text:style-name="T4">Diplôme National du Brevet</text:span></text:p>
      <text:p text:style-name="P1"><text:span text:style-name="T5">Collège Notre dame des Vertus, Aubervilliers</text:span></text:p>
      <text:p text:style-name="P1"><text:span text:style-name="T6">Juillet 2011</text:span></text:p>
      <text:p text:style-name="P1"><text:span text:style-name="T7"/></text:p>
      <text:p text:style-name="P1"><text:span text:style-name="T8">Attestation de compétences en allemand Session 2012</text:span><text:span text:style-name="T9"><text:s/>(niveau A2)</text:span></text:p>
      <text:p text:style-name="P1"><text:span text:style-name="T9">Lycée privé Charles De Foucauld, Paris</text:span></text:p>
      <text:p text:style-name="P1"><text:span text:style-name="T10">Novembre 2012</text:span></text:p>
      <text:p text:style-name="P1"><text:span text:style-name="T10"/></text:p>
      <text:p text:style-name="P1"><text:span text:style-name="T11">Diplôme National du Baccalauréat</text:span></text:p>
      <text:p text:style-name="P1"><text:span text:style-name="T12">Lycée privé Charles De Foucauld, Paris</text:span></text:p>
      <text:p text:style-name="P1"><text:span text:style-name="T13">Juillet 2014</text:span><text:span text:style-name="T14"/></text:p>
      <text:p text:style-name="P1"><text:span text:style-name="T15"/></text:p>
      <text:p text:style-name="P1"><text:span text:style-name="T16">EXPERIENCES PROFESSIONNELLES</text:span></text:p>
      <text:p text:style-name="P1"><text:span text:style-name="T16"/></text:p>
      <text:p text:style-name="P1"><text:span text:style-name="T17">Restaurant NINA MAKI, Neuilly sur seine<text:s/></text:span><text:span text:style-name="T18">-- Stage de découverte (2 semaines)</text:span></text:p>
      <text:p text:style-name="P1"><text:span text:style-name="T18">Activité: approvisionnement du stock, cuisine des plats, travail d'équipe</text:span></text:p>
      <text:p text:style-name="P1"><text:span text:style-name="T19">Janvier 2011</text:span></text:p>
      <text:p text:style-name="P1"><text:span text:style-name="T20">Magain de prêt-à-porter pour femme, Paris<text:s/></text:span><text:span text:style-name="T21">-- Job d'été (2 mois)</text:span></text:p>
      <text:p text:style-name="P1"><text:span text:style-name="T21">Acitivité: accueil et conseil de la clientèle, vente, encaissement, gestion de stocks</text:span></text:p>
      <text:p text:style-name="P1"><text:span text:style-name="T22">Juillet-Aoùt 2012</text:span><text:span text:style-name="T23"/></text:p>
      <text:p text:style-name="P1"><text:span text:style-name="T24">Bar-Tabac-Brasserie, Paris</text:span><text:span text:style-name="T25"><text:s/>-- Stage de découverte (1 semaine et demi)</text:span></text:p>
      <text:p text:style-name="P1"><text:span text:style-name="T25">Activité: accueil de la clientèle, serveur, encaissement, commande </text:span></text:p>
      <text:p text:style-name="P1"><text:span text:style-name="T26">Décembre 2012</text:span></text:p>
      <text:p text:style-name="P1"><text:span text:style-name="T27">Restaurant Chinois buffet à volonté, Châteauroux</text:span><text:span text:style-name="T28"><text:s/>-- Job d'été (2 mois)</text:span></text:p>
      <text:p text:style-name="P1"><text:span text:style-name="T28">Activité: Accueil de la clientèle, servir, débarrasser, prendre les commandes, tâches ménagères</text:span></text:p>
      <text:p text:style-name="P1"><text:span text:style-name="T29">Juin-Août 2013</text:span></text:p>
      <text:p text:style-name="P1"><text:span text:style-name="T29"/></text:p>
      <text:p text:style-name="P1"><text:span text:style-name="T30">COMPETENCES EN LANGUE ET EN INFORMATIQUE</text:span></text:p>
      <text:p text:style-name="P1"><text:span text:style-name="T31"/></text:p>
      <text:p text:style-name="P1"><text:span text:style-name="T32">Langues</text:span></text:p>
      <text:p text:style-name="P1"><text:span text:style-name="T32">Chinois mandarin<text:s/></text:span><text:span text:style-name="T33">- Courant</text:span></text:p>
      <text:p text:style-name="P1"><text:span text:style-name="T34">Chinois Wenzhou (dialecte)<text:s/></text:span><text:span text:style-name="T35">- Courant</text:span></text:p>
      <text:p text:style-name="P1"><text:span text:style-name="T36">Francais</text:span><text:span text:style-name="T37"><text:s/>- Courant</text:span></text:p>
      <text:p text:style-name="P1"><text:span text:style-name="T38">Anglais<text:s/></text:span><text:span text:style-name="T39">- Scolaire</text:span></text:p>
      <text:p text:style-name="P1"><text:span text:style-name="T40">Allemand</text:span><text:span text:style-name="T41"><text:s/>- Scolaire</text:span></text:p>
      <text:p text:style-name="P1"><text:span text:style-name="T41"/></text:p>
      <text:p text:style-name="P1"><text:span text:style-name="T42">Informatique</text:span><text:span text:style-name="T43"/></text:p>
      <text:p text:style-name="P1"><text:span text:style-name="T43">Word, Excel, internet, PowerPoint, Mysql, Html, Php, CSS</text:span></text:p>
      <text:p text:style-name="P1"><text:span text:style-name="T43"/></text:p>
      <text:p text:style-name="P1"><text:span text:style-name="T44">PASSIONS ET ACTIVITES PERSONNELLES</text:span></text:p>
      <text:p text:style-name="P1"><text:span text:style-name="T45"/></text:p>
      <text:p text:style-name="P1"><text:span text:style-name="T45">Informatique, badminton, tennie de table, musique, technologie, mode, jeux vidéo, animaux, natation, cinéma, shopping ...</text:span></text:p>
      <text:p text:style-name="P1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